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s" table:style-name="ta1">
        <table:shapes>
          <draw:frame draw:z-index="0" draw:style-name="gr1" draw:text-style-name="P1" svg:width="6.2988in" svg:height="3.5429in" svg:x="1.8331in" svg:y="0.7087in">
            <draw:object draw:notify-on-update-of-ranges="times.A1:times.A1 times.A2:times.A99 times.B1:times.B1 times.B2:times.B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88144" calcext:value-type="float">
            <text:p>0.001881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47847" calcext:value-type="float">
            <text:p>0.001478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50034" calcext:value-type="float">
            <text:p>0.001500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91861" calcext:value-type="float">
            <text:p>0.001918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253455" calcext:value-type="float">
            <text:p>0.002534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08783" calcext:value-type="float">
            <text:p>0.003087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295236" calcext:value-type="float">
            <text:p>0.002952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23292" calcext:value-type="float">
            <text:p>0.00232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258244" calcext:value-type="float">
            <text:p>0.002582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453792" calcext:value-type="float">
            <text:p>0.004537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10276" calcext:value-type="float">
            <text:p>0.01102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309743" calcext:value-type="float">
            <text:p>0.003097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504952" calcext:value-type="float">
            <text:p>0.005049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464125" calcext:value-type="float">
            <text:p>0.004641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330613" calcext:value-type="float">
            <text:p>0.003306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575836" calcext:value-type="float">
            <text:p>0.005758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552878" calcext:value-type="float">
            <text:p>0.005528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268417" calcext:value-type="float">
            <text:p>0.002684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313159" calcext:value-type="float">
            <text:p>0.003131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799097" calcext:value-type="float">
            <text:p>0.007990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317736" calcext:value-type="float">
            <text:p>0.003177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66208" calcext:value-type="float">
            <text:p>0.00662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456863" calcext:value-type="float">
            <text:p>0.004568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435084" calcext:value-type="float">
            <text:p>0.004350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368505" calcext:value-type="float">
            <text:p>0.003685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869897" calcext:value-type="float">
            <text:p>0.008698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589899" calcext:value-type="float">
            <text:p>0.0058989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429913" calcext:value-type="float">
            <text:p>0.004299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415689" calcext:value-type="float">
            <text:p>0.004156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538031" calcext:value-type="float">
            <text:p>0.005380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915159" calcext:value-type="float">
            <text:p>0.009151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594435" calcext:value-type="float">
            <text:p>0.005944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496002" calcext:value-type="float">
            <text:p>0.0049600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453952" calcext:value-type="float">
            <text:p>0.004539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472638" calcext:value-type="float">
            <text:p>0.004726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666725" calcext:value-type="float">
            <text:p>0.006667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528263" calcext:value-type="float">
            <text:p>0.0052826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22104" calcext:value-type="float">
            <text:p>0.012210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754164" calcext:value-type="float">
            <text:p>0.007541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14772" calcext:value-type="float">
            <text:p>0.01147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978879" calcext:value-type="float">
            <text:p>0.0097887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636261" calcext:value-type="float">
            <text:p>0.006362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616942" calcext:value-type="float">
            <text:p>0.006169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993614" calcext:value-type="float">
            <text:p>0.009936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762259" calcext:value-type="float">
            <text:p>0.0076225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39528" calcext:value-type="float">
            <text:p>0.013952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755297" calcext:value-type="float">
            <text:p>0.007552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34306" calcext:value-type="float">
            <text:p>0.01343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168389" calcext:value-type="float">
            <text:p>0.01683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831739" calcext:value-type="float">
            <text:p>0.0083173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120444" calcext:value-type="float">
            <text:p>0.012044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174963" calcext:value-type="float">
            <text:p>0.017496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146039" calcext:value-type="float">
            <text:p>0.014603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209116" calcext:value-type="float">
            <text:p>0.02091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865603" calcext:value-type="float">
            <text:p>0.0086560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117853" calcext:value-type="float">
            <text:p>0.011785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138314" calcext:value-type="float">
            <text:p>0.01383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172403" calcext:value-type="float">
            <text:p>0.017240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163585" calcext:value-type="float">
            <text:p>0.01635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992852" calcext:value-type="float">
            <text:p>0.0099285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173515" calcext:value-type="float">
            <text:p>0.01735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169396" calcext:value-type="float">
            <text:p>0.016939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222213" calcext:value-type="float">
            <text:p>0.02222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23797" calcext:value-type="float">
            <text:p>0.012379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214118" calcext:value-type="float">
            <text:p>0.02141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124496" calcext:value-type="float">
            <text:p>0.012449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334425" calcext:value-type="float">
            <text:p>0.03344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287058" calcext:value-type="float">
            <text:p>0.028705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170328" calcext:value-type="float">
            <text:p>0.017032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28531" calcext:value-type="float">
            <text:p>0.012853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283113" calcext:value-type="float">
            <text:p>0.02831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265137" calcext:value-type="float">
            <text:p>0.026513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273004" calcext:value-type="float">
            <text:p>0.027300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288777" calcext:value-type="float">
            <text:p>0.028877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209757" calcext:value-type="float">
            <text:p>0.020975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279073" calcext:value-type="float">
            <text:p>0.027907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313245" calcext:value-type="float">
            <text:p>0.031324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227106" calcext:value-type="float">
            <text:p>0.02271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353571" calcext:value-type="float">
            <text:p>0.03535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84963" calcext:value-type="float">
            <text:p>0.028496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329305" calcext:value-type="float">
            <text:p>0.03293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306741" calcext:value-type="float">
            <text:p>0.030674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226409" calcext:value-type="float">
            <text:p>0.02264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388038" calcext:value-type="float">
            <text:p>0.038803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507126" calcext:value-type="float">
            <text:p>0.050712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344336" calcext:value-type="float">
            <text:p>0.034433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422908" calcext:value-type="float">
            <text:p>0.042290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360168" calcext:value-type="float">
            <text:p>0.036016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421391" calcext:value-type="float">
            <text:p>0.04213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61209" calcext:value-type="float">
            <text:p>0.036120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434589" calcext:value-type="float">
            <text:p>0.043458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236535" calcext:value-type="float">
            <text:p>0.023653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238452" calcext:value-type="float">
            <text:p>0.023845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258716" calcext:value-type="float">
            <text:p>0.025871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553848" calcext:value-type="float">
            <text:p>0.055384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288234" calcext:value-type="float">
            <text:p>0.028823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676454" calcext:value-type="float">
            <text:p>0.067645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351661" calcext:value-type="float">
            <text:p>0.035166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45153" calcext:value-type="float">
            <text:p>0.0451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13T20:25:16.263068723</dc:date>
    <meta:editing-duration>PT1M46S</meta:editing-duration>
    <meta:editing-cycles>1</meta:editing-cycles>
    <meta:document-statistic meta:table-count="1" meta:cell-count="198" meta:object-count="1"/>
    <meta:generator>LibreOffice/7.1.5.2$Linux_X86_64 LibreOffice_project/1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83cm" svg:y="4.201cm" style:legend-expansion="high" chart:style-name="ch2"/>
        <chart:plot-area chart:style-name="ch3" table:cell-range-address="times.A1:times.B99" chart:data-source-has-labels="both" svg:x="0.32cm" svg:y="0.18cm" svg:width="12.243cm" svg:height="8.64cm">
          <chart:coordinate-region svg:x="1.232cm" svg:y="0.38cm" svg:width="11.331cm" svg:height="7.648cm"/>
          <chart:axis chart:dimension="x" chart:name="primary-x" chart:style-name="ch4" chartooo:axis-type="auto">
            <chartooo:date-scale/>
            <chart:categories table:cell-range-address="times.A2:times.A9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s.B2:times.B99" chart:label-cell-address="times.B1:times.B1" chart:class="chart:line">
            <chart:data-point chart:repeated="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188144</text:p>
                <draw:g>
                  <svg:desc>times.B1:times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times.A2:times.A99</svg:desc>
                </draw:g>
              </table:table-cell>
              <table:table-cell office:value-type="float" office:value="0.00147847">
                <text:p>0.00147847</text:p>
                <draw:g>
                  <svg:desc>times.B2:times.B99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150034">
                <text:p>0.001500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191861">
                <text:p>0.001918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253455">
                <text:p>0.002534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308783">
                <text:p>0.0030878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295236">
                <text:p>0.0029523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23292">
                <text:p>0.002329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258244">
                <text:p>0.002582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453792">
                <text:p>0.0045379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110276">
                <text:p>0.011027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309743">
                <text:p>0.0030974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504952">
                <text:p>0.0050495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464125">
                <text:p>0.0046412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330613">
                <text:p>0.003306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575836">
                <text:p>0.0057583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552878">
                <text:p>0.0055287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268417">
                <text:p>0.0026841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313159">
                <text:p>0.003131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799097">
                <text:p>0.0079909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317736">
                <text:p>0.0031773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66208">
                <text:p>0.006620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456863">
                <text:p>0.0045686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435084">
                <text:p>0.0043508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368505">
                <text:p>0.0036850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869897">
                <text:p>0.0086989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589899">
                <text:p>0.0058989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429913">
                <text:p>0.0042991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415689">
                <text:p>0.0041568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538031">
                <text:p>0.0053803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915159">
                <text:p>0.0091515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594435">
                <text:p>0.0059443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496002">
                <text:p>0.0049600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453952">
                <text:p>0.0045395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472638">
                <text:p>0.0047263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666725">
                <text:p>0.0066672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528263">
                <text:p>0.0052826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122104">
                <text:p>0.012210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754164">
                <text:p>0.0075416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14772">
                <text:p>0.011477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978879">
                <text:p>0.0097887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636261">
                <text:p>0.0063626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616942">
                <text:p>0.0061694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993614">
                <text:p>0.0099361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762259">
                <text:p>0.0076225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139528">
                <text:p>0.013952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755297">
                <text:p>0.0075529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134306">
                <text:p>0.013430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168389">
                <text:p>0.016838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831739">
                <text:p>0.0083173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120444">
                <text:p>0.012044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174963">
                <text:p>0.017496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146039">
                <text:p>0.014603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209116">
                <text:p>0.020911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865603">
                <text:p>0.0086560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117853">
                <text:p>0.011785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138314">
                <text:p>0.013831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172403">
                <text:p>0.017240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163585">
                <text:p>0.016358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992852">
                <text:p>0.0099285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173515">
                <text:p>0.017351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169396">
                <text:p>0.016939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222213">
                <text:p>0.022221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123797">
                <text:p>0.012379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214118">
                <text:p>0.021411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124496">
                <text:p>0.012449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334425">
                <text:p>0.033442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287058">
                <text:p>0.028705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170328">
                <text:p>0.017032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128531">
                <text:p>0.012853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283113">
                <text:p>0.028311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265137">
                <text:p>0.026513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273004">
                <text:p>0.027300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288777">
                <text:p>0.028877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209757">
                <text:p>0.020975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279073">
                <text:p>0.027907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313245">
                <text:p>0.031324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227106">
                <text:p>0.022710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353571">
                <text:p>0.035357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284963">
                <text:p>0.028496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329305">
                <text:p>0.032930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306741">
                <text:p>0.030674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226409">
                <text:p>0.022640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388038">
                <text:p>0.038803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507126">
                <text:p>0.050712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344336">
                <text:p>0.034433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422908">
                <text:p>0.042290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360168">
                <text:p>0.036016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421391">
                <text:p>0.042139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361209">
                <text:p>0.036120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434589">
                <text:p>0.043458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236535">
                <text:p>0.023653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238452">
                <text:p>0.023845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258716">
                <text:p>0.025871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553848">
                <text:p>0.055384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288234">
                <text:p>0.028823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676454">
                <text:p>0.067645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351661">
                <text:p>0.035166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45153">
                <text:p>0.0451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